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8cm"/>
    </style:style>
    <style:style style:name="co2" style:family="table-column">
      <style:table-column-properties fo:break-before="auto" style:column-width="12.5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itHub Token</text:p>
          </table:table-cell>
          <table:table-cell office:value-type="string" calcext:value-type="string">
            <text:p>ghp_qn3t7RGzWJkQ4qK4YTVr6q9J0wj2iq14diS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hp_qn3t7RGzWJkQ4qK4YTVr6q9J0wj2iq14diS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hp_qn3t7RGzWJkQ4qK4YTVr6q9J0wj2iq14di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22:30:11.001000000</meta:creation-date>
    <dc:date>2025-03-24T22:32:43.429000000</dc:date>
    <meta:editing-duration>PT2M32S</meta:editing-duration>
    <meta:editing-cycles>2</meta:editing-cycles>
    <meta:generator>LibreOffice/7.6.4.1$Windows_X86_64 LibreOffice_project/e19e193f88cd6c0525a17fb7a176ed8e6a3e2aa1</meta:generator>
    <meta:document-statistic meta:table-count="1" meta:cell-count="4" meta:object-count="0"/>
  </office:meta>
</office:document-meta>
</file>